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12pt" style:font-size-asian="10.5pt" style:font-size-complex="12pt"/>
    </style:style>
    <style:style style:name="P2" style:family="paragraph" style:parent-style-name="Table_20_Contents">
      <style:paragraph-properties fo:text-align="start" style:justify-single-word="false"/>
      <style:text-properties fo:font-size="12pt" officeooo:rsid="000a94aa" officeooo:paragraph-rsid="000a94aa" style:font-size-asian="10.5pt" style:font-size-complex="12pt"/>
    </style:style>
    <style:style style:name="P3" style:family="paragraph" style:parent-style-name="Table_20_Contents">
      <style:paragraph-properties fo:text-align="start" style:justify-single-word="false"/>
      <style:text-properties fo:font-size="12pt" officeooo:rsid="000a94aa" officeooo:paragraph-rsid="000c1b39" style:font-size-asian="10.5pt" style:font-size-complex="12pt"/>
    </style:style>
    <style:style style:name="P4" style:family="paragraph" style:parent-style-name="Standard">
      <style:paragraph-properties fo:text-align="start" style:justify-single-word="false"/>
      <style:text-properties fo:font-size="16pt" fo:font-style="italic" fo:font-weight="bold" officeooo:rsid="00095583" officeooo:paragraph-rsid="00095583"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095583" officeooo:paragraph-rsid="0014bb9f" style:font-size-asian="16pt" style:font-style-asian="italic" style:font-weight-asian="bold" style:font-size-complex="16pt" style:font-style-complex="italic" style:font-weight-complex="bold"/>
    </style:style>
    <style:style style:name="P6" style:family="paragraph" style:parent-style-name="Standard">
      <style:paragraph-properties fo:text-align="center" style:justify-single-word="false"/>
      <style:text-properties fo:font-size="14pt" officeooo:rsid="00095583" officeooo:paragraph-rsid="00095583" style:font-size-asian="14pt" style:font-size-complex="14pt"/>
    </style:style>
    <style:style style:name="P7" style:family="paragraph" style:parent-style-name="Standard">
      <style:paragraph-properties fo:text-align="center" style:justify-single-word="false"/>
      <style:text-properties fo:font-size="14pt" officeooo:rsid="00095583" officeooo:paragraph-rsid="00095583" style:font-size-asian="12.25pt" style:font-size-complex="14pt"/>
    </style:style>
    <style:style style:name="P8" style:family="paragraph" style:parent-style-name="Standard">
      <style:paragraph-properties fo:text-align="start" style:justify-single-word="false"/>
      <style:text-properties fo:font-size="12pt" officeooo:rsid="00095583" officeooo:paragraph-rsid="00095583" style:font-size-asian="10.5pt" style:font-size-complex="12pt"/>
    </style:style>
    <style:style style:name="P9" style:family="paragraph" style:parent-style-name="Standard">
      <style:paragraph-properties fo:text-align="start" style:justify-single-word="false"/>
      <style:text-properties fo:font-size="12pt" officeooo:rsid="000a94aa" officeooo:paragraph-rsid="000a94aa" style:font-size-asian="10.5pt" style:font-size-complex="12pt"/>
    </style:style>
    <style:style style:name="P10" style:family="paragraph" style:parent-style-name="Standard">
      <style:paragraph-properties fo:text-align="start" style:justify-single-word="false"/>
      <style:text-properties fo:font-size="12pt" officeooo:rsid="000a94aa" officeooo:paragraph-rsid="000ab3dd" style:font-size-asian="10.5pt" style:font-size-complex="12pt"/>
    </style:style>
    <style:style style:name="P11" style:family="paragraph" style:parent-style-name="Standard">
      <style:paragraph-properties fo:text-align="end" style:justify-single-word="false"/>
      <style:text-properties fo:font-size="12pt" officeooo:rsid="000dc2f8" officeooo:paragraph-rsid="000dc2f8"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0a94aa" officeooo:paragraph-rsid="000a94aa"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0a94aa" officeooo:paragraph-rsid="0011477d"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0c1b39" officeooo:paragraph-rsid="000c1b39" style:font-size-asian="10.5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0c1b39" officeooo:paragraph-rsid="000d2bf6" style:font-size-asian="10.5pt" style:font-size-complex="12pt"/>
    </style:style>
    <style:style style:name="P16" style:family="paragraph" style:parent-style-name="Standard">
      <style:paragraph-properties fo:text-align="center" style:justify-single-word="false"/>
      <style:text-properties fo:font-size="12pt" style:text-underline-style="solid" style:text-underline-width="auto" style:text-underline-color="font-color" officeooo:rsid="000c1b39" officeooo:paragraph-rsid="000c1b39"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00626" officeooo:paragraph-rsid="00100626"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1477d" officeooo:paragraph-rsid="0011477d"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1d99a" officeooo:paragraph-rsid="0011d99a" style:font-size-asian="10.5pt" style:font-size-complex="12pt"/>
    </style:style>
    <style:style style:name="P20"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095583" officeooo:paragraph-rsid="0014bb9f" style:font-size-asian="10.5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788f9" officeooo:paragraph-rsid="001788f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788f9" officeooo:paragraph-rsid="0019881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98816" officeooo:paragraph-rsid="0019881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c2b0f" officeooo:paragraph-rsid="001c2b0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24pt" officeooo:rsid="00095583" officeooo:paragraph-rsid="00095583" style:font-size-asian="24pt" style:font-size-complex="24pt"/>
    </style:style>
    <style:style style:name="P26" style:family="paragraph" style:parent-style-name="Standard">
      <style:paragraph-properties fo:text-align="center" style:justify-single-word="false"/>
      <style:text-properties fo:font-size="20pt" officeooo:rsid="000c1b39" officeooo:paragraph-rsid="000c1b39" style:font-size-asian="17.5pt" style:font-size-complex="20pt"/>
    </style:style>
    <style:style style:name="P27" style:family="paragraph">
      <style:paragraph-properties fo:text-align="center"/>
    </style:style>
    <style:style style:name="T1" style:family="text">
      <style:text-properties style:text-underline-style="none"/>
    </style:style>
    <style:style style:name="T2" style:family="text">
      <style:text-properties style:text-underline-style="none" officeooo:rsid="000d2bf6"/>
    </style:style>
    <style:style style:name="T3" style:family="text">
      <style:text-properties style:text-underline-style="none" officeooo:rsid="000ee7f7"/>
    </style:style>
    <style:style style:name="T4" style:family="text">
      <style:text-properties style:text-underline-style="none" officeooo:rsid="0011477d"/>
    </style:style>
    <style:style style:name="T5" style:family="text">
      <style:text-properties style:text-underline-style="none" officeooo:rsid="0011695a"/>
    </style:style>
    <style:style style:name="T6" style:family="text">
      <style:text-properties style:text-underline-style="none" officeooo:rsid="00135151"/>
    </style:style>
    <style:style style:name="T7" style:family="text">
      <style:text-properties style:text-underline-style="none" officeooo:rsid="00198816"/>
    </style:style>
    <style:style style:name="T8" style:family="text">
      <style:text-properties style:text-underline-style="none" officeooo:rsid="001788f9"/>
    </style:style>
    <style:style style:name="T9" style:family="text">
      <style:text-properties style:text-underline-style="none" officeooo:rsid="001b26ce"/>
    </style:style>
    <style:style style:name="T10" style:family="text">
      <style:text-properties officeooo:rsid="000ab3dd"/>
    </style:style>
    <style:style style:name="T11" style:family="text">
      <style:text-properties officeooo:rsid="00135151"/>
    </style: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Homework 1</text:p>
      <text:p text:style-name="P26">COL 380</text:p>
      <text:p text:style-name="P6">- <text:span text:style-name="T11">Yash Malviya 2016CS50403</text:span></text:p>
      <text:p text:style-name="P7"/>
      <text:p text:style-name="P4">Ans 1.</text:p>
      <text:p text:style-name="P8"/>
      <text:p text:style-name="P9">produceItem control block with<text:span text:style-name="T10"> </text:span>i = P(i)</text:p>
      <text:p text:style-name="P10">consumeItem control block with<text:span text:style-name="T10"> </text:span>i = C(i)</text:p>
      <text:p text:style-name="P8"/>
      <text:p text:style-name="P16"><text:span text:style-name="T1">Instructions corresponding to which section are run in Processing Units</text:span></text:p>
      <text:p text:style-name="P11"><draw:line text:anchor-type="paragraph" draw:z-index="0" draw:name="Shape1" draw:style-name="gr1" draw:text-style-name="P27" svg:x1="6.9835in" svg:y1="0.111in" svg:x2="6.9835in" svg:y2="1.9339in"><text:p/></draw:line><text:s/>time</text:p>
      <text:p text:style-name="P12">SIMD</text:p>
      <text:p text:style-name="P12"/>
      <table:table table:name="Table1" table:style-name="Table1">
        <table:table-column table:style-name="Table1.A" table:number-columns-repeated="4"/>
        <table:table-row>
          <table:table-cell table:style-name="Table1.A1" office:value-type="string">
            <text:p text:style-name="P2">P(0)</text:p>
          </table:table-cell>
          <table:table-cell table:style-name="Table1.A1" office:value-type="string">
            <text:p text:style-name="P1"/>
          </table:table-cell>
          <table:table-cell table:style-name="Table1.A1" office:value-type="string">
            <text:p text:style-name="P2">P(2)</text:p>
          </table:table-cell>
          <table:table-cell table:style-name="Table1.D1" office:value-type="string">
            <text:p text:style-name="P1"/>
          </table:table-cell>
        </table:table-row>
        <table:table-row>
          <table:table-cell table:style-name="Table1.A2" office:value-type="string">
            <text:p text:style-name="P1"/>
          </table:table-cell>
          <table:table-cell table:style-name="Table1.A2" office:value-type="string">
            <text:p text:style-name="P2">C(1)</text:p>
          </table:table-cell>
          <table:table-cell table:style-name="Table1.A2" office:value-type="string">
            <text:p text:style-name="P1"/>
          </table:table-cell>
          <table:table-cell table:style-name="Table1.D2" office:value-type="string">
            <text:p text:style-name="P2">C(3)</text:p>
          </table:table-cell>
        </table:table-row>
        <table:table-row>
          <table:table-cell table:style-name="Table1.A2" office:value-type="string">
            <text:p text:style-name="P2">C(4)</text:p>
          </table:table-cell>
          <table:table-cell table:style-name="Table1.A2" office:value-type="string">
            <text:p text:style-name="P2"/>
          </table:table-cell>
          <table:table-cell table:style-name="Table1.A2" office:value-type="string">
            <text:p text:style-name="P2">C(6)</text:p>
          </table:table-cell>
          <table:table-cell table:style-name="Table1.D2" office:value-type="string">
            <text:p text:style-name="P2"/>
          </table:table-cell>
        </table:table-row>
        <table:table-row>
          <table:table-cell table:style-name="Table1.A2" office:value-type="string">
            <text:p text:style-name="P1"/>
          </table:table-cell>
          <table:table-cell table:style-name="Table1.A2" office:value-type="string">
            <text:p text:style-name="P2">P(5)</text:p>
          </table:table-cell>
          <table:table-cell table:style-name="Table1.A2" office:value-type="string">
            <text:p text:style-name="P1"/>
          </table:table-cell>
          <table:table-cell table:style-name="Table1.D2" office:value-type="string">
            <text:p text:style-name="P2">P(7)</text:p>
          </table:table-cell>
        </table:table-row>
      </table:table>
      <text:p text:style-name="P12"><text:span text:style-name="T1"/></text:p>
      <text:p text:style-name="P15"><text:span text:style-name="T1">SIMD runs in this way because each processing unit has the same Instruction fetch step. </text:span><text:span text:style-name="T2">Initially, thread 0 and thread 2 execute If part of code which has produceItem(i) while thread 1 and thread 3 wait for else part of instructions to be fetched. Similary for consequtive rows.</text:span></text:p>
      <text:p text:style-name="P12"><text:span text:style-name="T1"/></text:p>
      <text:p text:style-name="P14"><draw:line text:anchor-type="paragraph" draw:z-index="1" draw:name="Shape2" draw:style-name="gr1" draw:text-style-name="P27" svg:x1="6.9728in" svg:y1="0.0752in" svg:x2="6.9728in" svg:y2="1.1587in"><text:p/></draw:line>MIMD<text:span text:style-name="T1"><text:tab/><text:tab/><text:tab/><text:tab/><text:tab/><text:tab/><text:tab/><text:tab/><text:tab/><text:tab/><text:tab/><text:tab/><text:tab/> <text:s text:c="4"/></text:span><text:span text:style-name="T3">time</text:span></text:p>
      <text:p text:style-name="P14"><text:span text:style-name="T1"/></text:p>
      <table:table table:name="Table2" table:style-name="Table2">
        <table:table-column table:style-name="Table2.A" table:number-columns-repeated="4"/>
        <table:table-row>
          <table:table-cell table:style-name="Table2.A1" office:value-type="string">
            <text:p text:style-name="P3">P(0)</text:p>
          </table:table-cell>
          <table:table-cell table:style-name="Table2.A1" office:value-type="string">
            <text:p text:style-name="P3">C(1)</text:p>
          </table:table-cell>
          <table:table-cell table:style-name="Table2.A1" office:value-type="string">
            <text:p text:style-name="P3">P(2)</text:p>
          </table:table-cell>
          <table:table-cell table:style-name="Table2.D1" office:value-type="string">
            <text:p text:style-name="P3">C(3)</text:p>
          </table:table-cell>
        </table:table-row>
        <table:table-row>
          <table:table-cell table:style-name="Table2.A2" office:value-type="string">
            <text:p text:style-name="P3">C(4)</text:p>
          </table:table-cell>
          <table:table-cell table:style-name="Table2.A2" office:value-type="string">
            <text:p text:style-name="P3">P(5)</text:p>
          </table:table-cell>
          <table:table-cell table:style-name="Table2.A2" office:value-type="string">
            <text:p text:style-name="P3">C(6)</text:p>
          </table:table-cell>
          <table:table-cell table:style-name="Table2.D2" office:value-type="string">
            <text:p text:style-name="P3">P(7)</text:p>
          </table:table-cell>
        </table:table-row>
      </table:table>
      <text:p text:style-name="P14"><text:span text:style-name="T1"/></text:p>
      <text:p text:style-name="P14"><text:span text:style-name="T1">MIMD can have different instructions run parallely and no two thread require the same buffer space. Therefore thread run completely independently (MIMD can be considered as </text:span><text:span text:style-name="T2">muliple SIMDs. Here we can have 2 SIMDs to perform this task same way as our MIMD)</text:span></text:p>
      <text:p text:style-name="P14"><text:span text:style-name="T1"/></text:p>
      <text:p text:style-name="P17">Peak Performance</text:p>
      <text:p text:style-name="P17"><text:span text:style-name="T1"/></text:p>
      <text:p text:style-name="P18"><text:span text:style-name="T1">MIMD: </text:span></text:p>
      <text:p text:style-name="P13"><text:span text:style-name="T1">produceItem: </text:span><text:span text:style-name="T4">18ns (normal instructions) + 1+1%of100ns (read) + 100 ns (write) </text:span><text:span text:style-name="T5">= 110ns</text:span></text:p>
      <text:p text:style-name="P13"><text:span text:style-name="T1">consumeItem: </text:span><text:span text:style-name="T4">23ns (normal instruction) + 1+1%of100ns (read) + 100ns (write) </text:span><text:span text:style-name="T5">= 115ns</text:span></text:p>
      <text:p text:style-name="P13"><text:span text:style-name="T5"/></text:p>
      <text:p text:style-name="P19"><text:span text:style-name="T5">I</text:span><text:span text:style-name="T1">nstruction executed in this time for the complete system: 20+25 = <text:s/></text:span><text:span text:style-name="T6">45</text:span></text:p>
      <text:p text:style-name="P19"><text:span text:style-name="T1">Peak Performance = </text:span><text:span text:style-name="T6">45</text:span><text:span text:style-name="T1">/225ns = </text:span><text:span text:style-name="T6">2</text:span><text:span text:style-name="T1">00 MFLOPS</text:span></text:p>
      <text:p text:style-name="P19"><text:span text:style-name="T1"/></text:p>
      <text:p text:style-name="P19"><text:span text:style-name="T1">SIMD:</text:span></text:p>
      <text:p text:style-name="P19"><text:span text:style-name="T1">Its peak (</text:span><text:span text:style-name="T6">1</text:span><text:span text:style-name="T1">00 MFLOPS) will be half of the peak performance of MIMD. </text:span><text:span text:style-name="T6">This is because SIMD executes same number of instruction in double the time.</text:span></text:p>
      <text:p text:style-name="P19"><text:span text:style-name="T6"/></text:p>
      <text:p text:style-name="P5"><text:soft-page-break/><text:span text:style-name="T6">Ans </text:span><text:span text:style-name="T7">6</text:span><text:span text:style-name="T6">. </text:span></text:p>
      <text:p text:style-name="P20"><text:span text:style-name="T6"/></text:p>
      <text:p text:style-name="P21"><text:span text:style-name="T1">Clai</text:span><text:span text:style-name="T9">m</text:span><text:span text:style-name="T1">: lock 2 performs better than lock 1.</text:span></text:p>
      <text:p text:style-name="P21"><text:span text:style-name="T1"/></text:p>
      <text:p text:style-name="P22"><text:span text:style-name="T1">Observation: </text:span></text:p>
      <text:p text:style-name="P22"><text:span text:style-name="T7">1. </text:span><text:span text:style-name="T1">lock 1 </text:span><text:span text:style-name="T7">spins in a while loop where the atomic boolean is tested and set everytime.</text:span></text:p>
      <text:p text:style-name="P23"><text:span text:style-name="T1">2. </text:span><text:span text:style-name="T8">lock </text:span><text:span text:style-name="T1">2</text:span><text:span text:style-name="T8"> </text:span><text:span text:style-name="T1">spins in a while loop where the atomic boolean is just tested everytime.</text:span></text:p>
      <text:p text:style-name="P23"><text:span text:style-name="T1"/></text:p>
      <text:p text:style-name="P21"><text:span text:style-name="T1">Reason: </text:span></text:p>
      <text:p text:style-name="P24"><text:span text:style-name="T1">Difference in performance lies in how often the bus is required by threads. When get() is used if atomic boolean is not in the cache of a processing unit, a request to use the bus to get the atomic boolean from main memory is lodged. If no other thread sets atomic boolean then cached entry for atomic boolean can be used otherwise a request to get it again is lodged. Since memory is considerablely slower than processing speeds of the mordern computers, this becomes a bottleneck.</text:span></text:p>
      <text:p text:style-name="P24"><text:span text:style-name="T1"/></text:p>
      <text:p text:style-name="P24"><text:span text:style-name="T1">In lock 1 each time while(state.getAndSet(true)) is executed the bus is required.</text:span></text:p>
      <text:p text:style-name="P24"><text:span text:style-name="T1">In lock 2 while(state.get()) doesn’t require bus as long as cache entry is fresh i.e. no thread does state.getAnd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6:17:43.139566617</meta:creation-date>
    <meta:generator>LibreOffice/6.0.7.3.0$Linux_X86_64 LibreOffice_project/00m0$Build-3</meta:generator>
    <dc:date>2019-01-24T17:19:12.004481488</dc:date>
    <meta:editing-duration>PT1H11M48S</meta:editing-duration>
    <meta:editing-cycles>15</meta:editing-cycles>
    <meta:document-statistic meta:table-count="2" meta:image-count="0" meta:object-count="0" meta:page-count="2" meta:paragraph-count="45" meta:word-count="381" meta:character-count="2198" meta:non-whitespace-character-count="1839"/>
  </office:meta>
</office:document-meta>
</file>